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c29c" officeooo:paragraph-rsid="000dc29c"/>
    </style:style>
    <style:style style:name="P2" style:family="paragraph" style:parent-style-name="Standard">
      <style:text-properties officeooo:rsid="000f0dd9" officeooo:paragraph-rsid="000f0dd9"/>
    </style:style>
    <style:style style:name="P3" style:family="paragraph" style:parent-style-name="Standard">
      <style:text-properties officeooo:rsid="000f2e70" officeooo:paragraph-rsid="000f2e70"/>
    </style:style>
    <style:style style:name="P4" style:family="paragraph" style:parent-style-name="Standard">
      <style:text-properties officeooo:paragraph-rsid="000f2e70"/>
    </style:style>
    <style:style style:name="T1" style:family="text">
      <style:text-properties officeooo:rsid="000f0dd9"/>
    </style:style>
    <style:style style:name="T2" style:family="text">
      <style:text-properties officeooo:rsid="000f2e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s: assertive, open-minded, materialistic, arrogant, progressive, efficient, US-centered view <text:s/>of world, fast food eaters, church goers, american football, basketball, baseball.</text:p>
      <text:p text:style-name="P1">British: ultra-traditional, steady on, stiff upper lips, deep thinkers, intelligent and articulate, thin, anti-American, <text:span text:style-name="T2">delicate sense of humor, bad meal.</text:span></text:p>
      <text:p text:style-name="P1">Portuguese: ignorant, kind, love children, nostalgic about old great time, <text:span text:style-name="T1">waiting for the next hero to come, traditional.</text:span></text:p>
      <text:p text:style-name="P2">Russian: industrious, good programmers and mathematicians, open-minded, generous, alcoholics, criminals, love chess, ice hockey, gymnastics, athletics, wrestling.</text:p>
      <text:p text:style-name="P3">Italians: chaotic, passionate, possessive, pizza / pasta freaks, friendly.</text:p>
      <text:p text:style-name="P4"><text:span text:style-name="T2">Germans: </text:span>mechanical; organized; boring; no sense of humor, conscientious, <text:span text:style-name="T2">f</text:span>ollow blindly rules and regulations, <text:span text:style-name="T2">loathe inefficiency, always on time.</text:span></text:p>
      <text:p text:style-name="P4"><text:span text:style-name="T2">Indians: </text:span>unconventional; adaptive; open-minded; agreeable; manipulative; hardworking; politically inactive; studious; intelligent; productive; inoffensive, <text:span text:style-name="T2">spiritual, large families, love soap ope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5:38:10.206415809</meta:creation-date>
    <dc:date>2017-07-20T16:09:08.547514508</dc:date>
    <meta:editing-duration>PT17S</meta:editing-duration>
    <meta:editing-cycles>1</meta:editing-cycles>
    <meta:document-statistic meta:table-count="0" meta:image-count="0" meta:object-count="0" meta:page-count="1" meta:paragraph-count="7" meta:word-count="122" meta:character-count="1045" meta:non-whitespace-character-count="929"/>
    <meta:generator>LibreOffice/5.1.6.2$Linux_X86_64 LibreOffice_project/10m0$Build-2</meta:generator>
  </office:meta>
</office:document-meta>
</file>